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0*"/>
    </style:style>
    <style:style style:name="Tableau1.C" style:family="table-column">
      <style:table-column-properties style:column-width="2.835cm" style:rel-column-width="10927*"/>
    </style:style>
    <style:style style:name="Tableau1.F" style:family="table-column">
      <style:table-column-properties style:column-width="2.835cm" style:rel-column-width="1092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e7bb" officeooo:paragraph-rsid="0004e7bb"/>
    </style:style>
    <style:style style:name="P2" style:family="paragraph" style:parent-style-name="Table_20_Contents">
      <style:text-properties officeooo:rsid="000530db" officeooo:paragraph-rsid="000530db"/>
    </style:style>
    <style:style style:name="P3" style:family="paragraph" style:parent-style-name="Table_20_Contents">
      <style:text-properties officeooo:rsid="000530db" officeooo:paragraph-rsid="00216e81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officeooo:rsid="0004e7bb" officeooo:paragraph-rsid="0004e7bb" style:font-weight-asian="bold" style:font-weight-complex="bold"/>
    </style:style>
    <style:style style:name="P6" style:family="paragraph" style:parent-style-name="Table_20_Contents">
      <style:text-properties fo:font-weight="bold" officeooo:rsid="000530db" officeooo:paragraph-rsid="000530db" style:font-weight-asian="bold" style:font-weight-complex="bold"/>
    </style:style>
    <style:style style:name="P7" style:family="paragraph" style:parent-style-name="Table_20_Contents">
      <style:text-properties officeooo:rsid="0006bbe7" officeooo:paragraph-rsid="0006bbe7"/>
    </style:style>
    <style:style style:name="P8" style:family="paragraph" style:parent-style-name="Table_20_Contents">
      <style:text-properties officeooo:rsid="0006bbe7" officeooo:paragraph-rsid="00071a1b"/>
    </style:style>
    <style:style style:name="P9" style:family="paragraph" style:parent-style-name="Table_20_Contents">
      <style:text-properties officeooo:rsid="0006bbe7" officeooo:paragraph-rsid="00095b34"/>
    </style:style>
    <style:style style:name="P10" style:family="paragraph" style:parent-style-name="Table_20_Contents">
      <style:text-properties officeooo:rsid="0006bbe7" officeooo:paragraph-rsid="000fff46"/>
    </style:style>
    <style:style style:name="P11" style:family="paragraph" style:parent-style-name="Table_20_Contents">
      <style:text-properties officeooo:rsid="00071a1b" officeooo:paragraph-rsid="00071a1b"/>
    </style:style>
    <style:style style:name="P12" style:family="paragraph" style:parent-style-name="Table_20_Contents">
      <style:text-properties officeooo:rsid="00071a1b" officeooo:paragraph-rsid="0015accf"/>
    </style:style>
    <style:style style:name="P13" style:family="paragraph" style:parent-style-name="Table_20_Contents">
      <style:text-properties officeooo:rsid="00081398" officeooo:paragraph-rsid="00071a1b"/>
    </style:style>
    <style:style style:name="P14" style:family="paragraph" style:parent-style-name="Table_20_Contents">
      <style:text-properties officeooo:rsid="00081398" officeooo:paragraph-rsid="0006bbe7"/>
    </style:style>
    <style:style style:name="P15" style:family="paragraph" style:parent-style-name="Table_20_Contents">
      <style:text-properties officeooo:rsid="00095b34" officeooo:paragraph-rsid="00095b34"/>
    </style:style>
    <style:style style:name="P16" style:family="paragraph" style:parent-style-name="Table_20_Contents">
      <style:text-properties officeooo:rsid="00095b34" officeooo:paragraph-rsid="0015accf"/>
    </style:style>
    <style:style style:name="P17" style:family="paragraph" style:parent-style-name="Table_20_Contents">
      <style:text-properties officeooo:rsid="00095b34" officeooo:paragraph-rsid="000b0549"/>
    </style:style>
    <style:style style:name="P18" style:family="paragraph" style:parent-style-name="Table_20_Contents">
      <style:text-properties officeooo:rsid="000b6dd9" officeooo:paragraph-rsid="000b6dd9"/>
    </style:style>
    <style:style style:name="P19" style:family="paragraph" style:parent-style-name="Table_20_Contents">
      <style:text-properties officeooo:rsid="000cef43" officeooo:paragraph-rsid="000cef43"/>
    </style:style>
    <style:style style:name="P20" style:family="paragraph" style:parent-style-name="Table_20_Contents">
      <style:text-properties officeooo:rsid="000f2469" officeooo:paragraph-rsid="000f2469"/>
    </style:style>
    <style:style style:name="P21" style:family="paragraph" style:parent-style-name="Table_20_Contents">
      <style:text-properties style:font-name="monospace" officeooo:rsid="00081398" officeooo:paragraph-rsid="000cef43"/>
    </style:style>
    <style:style style:name="P22" style:family="paragraph" style:parent-style-name="Table_20_Contents">
      <style:text-properties style:font-name="monospace" officeooo:rsid="00071a1b" officeooo:paragraph-rsid="0015accf"/>
    </style:style>
    <style:style style:name="P23" style:family="paragraph" style:parent-style-name="Table_20_Contents">
      <style:text-properties style:font-name="monospace" officeooo:rsid="0006bbe7" officeooo:paragraph-rsid="00095b34"/>
    </style:style>
    <style:style style:name="P24" style:family="paragraph" style:parent-style-name="Table_20_Contents">
      <style:text-properties style:font-name="monospace" officeooo:rsid="0006bbe7" officeooo:paragraph-rsid="0006bbe7"/>
    </style:style>
    <style:style style:name="P25" style:family="paragraph" style:parent-style-name="Table_20_Contents">
      <style:text-properties style:font-name="monospace" officeooo:rsid="001bce60" officeooo:paragraph-rsid="001bce60"/>
    </style:style>
    <style:style style:name="P26" style:family="paragraph" style:parent-style-name="Table_20_Contents">
      <style:text-properties style:font-name="monospace" officeooo:rsid="00208fbe" officeooo:paragraph-rsid="00208fbe"/>
    </style:style>
    <style:style style:name="P27" style:family="paragraph" style:parent-style-name="Table_20_Contents">
      <style:text-properties officeooo:paragraph-rsid="0015e36e"/>
    </style:style>
    <style:style style:name="P28" style:family="paragraph" style:parent-style-name="Table_20_Contents">
      <style:text-properties officeooo:rsid="001bce60" officeooo:paragraph-rsid="001bce60"/>
    </style:style>
    <style:style style:name="P29" style:family="paragraph" style:parent-style-name="Table_20_Contents">
      <style:text-properties officeooo:rsid="002485fe" officeooo:paragraph-rsid="002485fe"/>
    </style:style>
    <style:style style:name="P30" style:family="paragraph" style:parent-style-name="Standard">
      <style:text-properties officeooo:paragraph-rsid="0004e7bb"/>
    </style:style>
    <style:style style:name="P31" style:family="paragraph" style:parent-style-name="Standard">
      <style:text-properties officeooo:rsid="0004e9cf" officeooo:paragraph-rsid="0004e9cf"/>
    </style:style>
    <style:style style:name="P32" style:family="paragraph" style:parent-style-name="Standard">
      <style:text-properties officeooo:rsid="00081398" officeooo:paragraph-rsid="00081398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1eefa6" officeooo:paragraph-rsid="001eefa6" style:font-weight-asian="bold" style:font-weight-complex="bold"/>
    </style:style>
    <style:style style:name="P34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81398" officeooo:paragraph-rsid="0004e9cf"/>
    </style:style>
    <style:style style:name="P35" style:family="paragraph" style:parent-style-name="Table_20_Contents">
      <style:text-properties officeooo:rsid="00095b34" officeooo:paragraph-rsid="00095b34"/>
    </style:style>
    <style:style style:name="P36" style:family="paragraph" style:parent-style-name="Table_20_Contents">
      <style:text-properties style:font-name="monospace" officeooo:rsid="00095b34" officeooo:paragraph-rsid="00095b34"/>
    </style:style>
    <style:style style:name="P37" style:family="paragraph" style:parent-style-name="Table_20_Contents">
      <style:text-properties style:font-name="monospace" officeooo:rsid="00095b34" officeooo:paragraph-rsid="002713a3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2" style:family="text">
      <style:text-properties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3" style:family="text">
      <style:text-properties officeooo:rsid="0006bbe7"/>
    </style:style>
    <style:style style:name="T4" style:family="text">
      <style:text-properties officeooo:rsid="00071a1b"/>
    </style:style>
    <style:style style:name="T5" style:family="text">
      <style:text-properties officeooo:rsid="00081398"/>
    </style:style>
    <style:style style:name="T6" style:family="text">
      <style:text-properties officeooo:rsid="000b0549"/>
    </style:style>
    <style:style style:name="T7" style:family="text">
      <style:text-properties officeooo:rsid="000c76df"/>
    </style:style>
    <style:style style:name="T8" style:family="text">
      <style:text-properties officeooo:rsid="000cef43"/>
    </style:style>
    <style:style style:name="T9" style:family="text">
      <style:text-properties officeooo:rsid="0012e1d9"/>
    </style:style>
    <style:style style:name="T10" style:family="text">
      <style:text-properties fo:color="#000000" fo:background-color="#ffffff" loext:char-shading-value="0"/>
    </style:style>
    <style:style style:name="T11" style:family="text">
      <style:text-properties fo:color="#000000" fo:font-weight="bold" fo:background-color="#ffffff" loext:char-shading-value="0"/>
    </style:style>
    <style:style style:name="T12" style:family="text">
      <style:text-properties fo:color="#000000" style:font-name="monospace" officeooo:rsid="0006bbe7" fo:background-color="#ffffff" loext:char-shading-value="0"/>
    </style:style>
    <style:style style:name="T13" style:family="text">
      <style:text-properties officeooo:rsid="001463f6"/>
    </style:style>
    <style:style style:name="T14" style:family="text">
      <style:text-properties fo:color="#5454ff" fo:background-color="#ffffff" loext:char-shading-value="0"/>
    </style:style>
    <style:style style:name="T15" style:family="text">
      <style:text-properties fo:color="#5454ff" style:font-name="monospace" officeooo:rsid="0006bbe7" fo:background-color="#ffffff" loext:char-shading-value="0"/>
    </style:style>
    <style:style style:name="T16" style:family="text">
      <style:text-properties fo:color="#b26818" style:font-name="monospace" officeooo:rsid="0006bbe7" fo:background-color="#ffffff" loext:char-shading-value="0"/>
    </style:style>
    <style:style style:name="T17" style:family="text">
      <style:text-properties fo:color="#b26818" style:font-name="monospace" officeooo:rsid="0015e36e" fo:background-color="#ffffff" loext:char-shading-value="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54ff54" fo:font-weight="bold" fo:background-color="#ffffff" loext:char-shading-value="0"/>
    </style:style>
    <style:style style:name="T20" style:family="text">
      <style:text-properties fo:color="#54ff54" fo:background-color="#ffffff" loext:char-shading-value="0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16e8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Simulation sur i7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 table:number-columns-repeated="2"/>
        <table:table-column table:style-name="Tableau1.F"/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5">untime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F1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30"><text:span text:style-name="T1">TDMA_DeadlockFree.xm</text:span><text:span text:style-name="T2">l</text:span></text:p>
            <text:p text:style-name="P30"/>
          </table:table-cell>
          <table:table-cell table:style-name="Tableau1.A2" office:value-type="string">
            <text:p text:style-name="P18">TDMA_DeadlockFree_allCycles_integerUntimed.lus</text:p>
            <text:p text:style-name="P1"/>
            <text:p text:style-name="P1">0.083s</text:p>
            <text:p text:style-name="P18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table:number-rows-spanned="2" office:value-type="string">
            <text:p text:style-name="P2"/>
            <text:p text:style-name="P2">TDMA_3_2_forKind2.xml</text:p>
          </table:table-cell>
          <table:table-cell table:style-name="Tableau1.A2" office:value-type="string">
            <text:p text:style-name="Table_20_Contents"/>
          </table:table-cell>
          <table:table-cell table:style-name="Tableau1.A2" table:number-columns-spanned="3" office:value-type="string">
            <text:p text:style-name="P3"><text:span text:style-name="T18">Timed using all cycles </text:span><text:span text:style-name="T22">copie</text:span><text:span text:style-name="T21">TDMA_3_2_forKind2_allCycles_integer.lus</text:span></text:p>
          </table:table-cell>
          <table:covered-table-cell/>
          <table:covered-table-cell/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P=3 , I=2, N=3 </text:p>
            <text:p text:style-name="P7">di=cst <text:s/><text:span text:style-name="T5">1,,2,3,…20</text:span></text:p>
            <text:p text:style-name="P9"/>
            <text:p text:style-name="P9"/>
            <text:p text:style-name="P23"><text:span text:style-name="T11">&lt;</text:span><text:span text:style-name="T19">Success</text:span><text:span text:style-name="T11">&gt;</text:span><text:span text:style-name="T10"> Property </text:span><text:span text:style-name="T14">Ok, all variables are positive </text:span><text:span text:style-name="T10"> is valid by inductive step after 0.216s. </text:span><text:line-break/><text:line-break/><text:span text:style-name="T11">&lt;</text:span><text:span text:style-name="T19">Success</text:span><text:span text:style-name="T11">&gt;</text:span><text:span text:style-name="T10"> Property </text:span><text:span text:style-name="T14">P2</text:span><text:span text:style-name="T10"> is valid by inductive step after 0.290s. </text:span><text:line-break/><text:line-break/><text:span text:style-name="T11">&lt;</text:span><text:span text:style-name="T19">Success</text:span><text:span text:style-name="T11">&gt;</text:span><text:span text:style-name="T10"> Property </text:span><text:span text:style-name="T14">P1</text:span><text:span text:style-name="T10"> is valid by inductive step after 0.444s. </text:span><text:line-break/><text:line-break/><text:span text:style-name="T11">&lt;</text:span><text:span text:style-name="T19">Success</text:span><text:span text:style-name="T11">&gt;</text:span><text:span text:style-name="T10"> Property </text:span><text:span text:style-name="T14">P3</text:span><text:span text:style-name="T10"> is valid by inductive </text:span><text:soft-page-break/><text:span text:style-name="T10">step after 0.616s. </text:span><text:line-break/><text:line-break/>– <text:s text:c="2"/><text:line-break/><text:span text:style-name="T14">P3</text:span><text:span text:style-name="T10">: </text:span><text:span text:style-name="T20">valid (at 13)</text:span><text:span text:style-name="T10"> </text:span><text:line-break/><text:span text:style-name="T14">P2</text:span><text:span text:style-name="T10">: </text:span><text:span text:style-name="T20">valid (at 6)</text:span><text:span text:style-name="T10"> </text:span><text:line-break/><text:span text:style-name="T14">P1</text:span><text:span text:style-name="T10">: </text:span><text:span text:style-name="T20">valid (at 10)</text:span><text:span text:style-name="T10"> </text:span><text:line-break/><text:span text:style-name="T14">Ok, all variables are positive </text:span><text:span text:style-name="T10">: </text:span><text:span text:style-name="T20">valid (at 1)</text:span><text:line-break/></text:p>
            <text:p text:style-name="P19"/>
          </table:table-cell>
          <table:table-cell table:style-name="Tableau1.A2" office:value-type="string">
            <text:p text:style-name="P8">P=3 , I=2, N=3 </text:p>
            <text:p text:style-name="P8"><text:span text:style-name="T4">0&lt;=</text:span>di <text:span text:style-name="T4">&lt;=1</text:span></text:p>
            <text:p text:style-name="P8"/>
            <text:p text:style-name="P12"/>
            <text:p text:style-name="P22"><text:span text:style-name="T11">&lt;</text:span><text:span text:style-name="T19">Success</text:span><text:span text:style-name="T11">&gt;</text:span><text:span text:style-name="T10"> Property </text:span><text:span text:style-name="T14">Ok, all variables are positive </text:span><text:span text:style-name="T10"> is valid by inductive step after 0.154s. </text:span><text:line-break/><text:line-break/><text:span text:style-name="T11">&lt;</text:span><text:span text:style-name="T19">Success</text:span><text:span text:style-name="T11">&gt;</text:span><text:span text:style-name="T10"> Property </text:span><text:span text:style-name="T14">P1</text:span><text:span text:style-name="T10"> is valid by inductive step after 0.528s. </text:span><text:line-break/><text:line-break/><text:span text:style-name="T11">&lt;</text:span><text:span text:style-name="T19">Success</text:span><text:span text:style-name="T11">&gt;</text:span><text:span text:style-name="T10"> Property </text:span><text:span text:style-name="T14">P2</text:span><text:span text:style-name="T10"> is valid by inductive step after 500.852s. </text:span><text:line-break/><text:line-break/><text:span text:style-name="T11">&lt;</text:span><text:span text:style-name="T19">Success</text:span><text:span text:style-name="T11">&gt;</text:span><text:span text:style-name="T10"> Property </text:span><text:span text:style-name="T14">P3</text:span><text:span text:style-name="T10"> is valid by 2-induction </text:span><text:soft-page-break/><text:span text:style-name="T10">after 1307.778s. </text:span><text:line-break/> <text:line-break/><text:span text:style-name="T14">P3</text:span><text:span text:style-name="T10">: </text:span><text:span text:style-name="T20">valid (at 2)</text:span><text:span text:style-name="T10"> </text:span><text:line-break/><text:span text:style-name="T14">P2</text:span><text:span text:style-name="T10">: </text:span><text:span text:style-name="T20">valid (at 108)</text:span><text:span text:style-name="T10"> </text:span><text:line-break/><text:span text:style-name="T14">P1</text:span><text:span text:style-name="T10">: </text:span><text:span text:style-name="T20">valid (at 12)</text:span><text:span text:style-name="T10"> </text:span><text:line-break/><text:span text:style-name="T14">Ok, all variables are positive </text:span><text:span text:style-name="T10">: </text:span><text:span text:style-name="T20">valid (at 1)</text:span><text:line-break/></text:p>
            <text:p text:style-name="P16"><text:s/></text:p>
            <text:p text:style-name="P20"/>
            <text:p text:style-name="P20"/>
            <text:p text:style-name="P10">P=3 , I=2, N=3 </text:p>
            <text:p text:style-name="P10"><text:span text:style-name="T4">0&lt;=</text:span>di <text:span text:style-name="T4">&lt;=2</text:span></text:p>
            <text:p text:style-name="P10"/>
            <text:p text:style-name="P27"><text:span text:style-name="T15">P3</text:span><text:span text:style-name="T12">: </text:span><text:span text:style-name="T16">true up to 167 steps </text:span><text:span text:style-name="T17">(</text:span></text:p>
          </table:table-cell>
          <table:table-cell table:style-name="Tableau1.A2" office:value-type="string">
            <text:p text:style-name="P11"><text:s/><text:span text:style-name="T3">P=3 , I=2, N=3 </text:span></text:p>
            <text:p text:style-name="P7">di* : <text:span text:style-name="T6">cyclique</text:span></text:p>
            <text:p text:style-name="P7"/>
            <text:p text:style-name="P7">phy1 : 1.089s</text:p>
            <text:p text:style-name="P7">phy2 : 0.837s</text:p>
            <text:p text:style-name="P7">phy3 : 2.13</text:p>
            <text:p text:style-name="P7"/>
            <text:p text:style-name="P24"><text:span text:style-name="T11">&lt;</text:span><text:span text:style-name="T19">Success</text:span><text:span text:style-name="T11">&gt;</text:span><text:span text:style-name="T10"> Property </text:span><text:span text:style-name="T14">Ok, all variables are positive </text:span><text:span text:style-name="T10"> is valid by one state invariant generator (bool) after 0.342s. </text:span><text:line-break/><text:line-break/><text:span text:style-name="T11">&lt;</text:span><text:span text:style-name="T19">Success</text:span><text:span text:style-name="T11">&gt;</text:span><text:span text:style-name="T10"> Property </text:span><text:span text:style-name="T14">P2</text:span><text:span text:style-name="T10"> is valid by inductive step after 0.466s. </text:span><text:line-break/><text:line-break/><text:span text:style-name="T11">&lt;</text:span><text:span text:style-name="T19">Success</text:span><text:span text:style-name="T11">&gt;</text:span><text:span text:style-name="T10"> Property </text:span><text:span text:style-name="T14">P1</text:span><text:span text:style-name="T10"> is valid by inductive step after 0.466s. </text:span><text:line-break/><text:soft-page-break/><text:line-break/><text:span text:style-name="T11">&lt;</text:span><text:span text:style-name="T19">Success</text:span><text:span text:style-name="T11">&gt;</text:span><text:span text:style-name="T10"> Property </text:span><text:span text:style-name="T14">P3</text:span><text:span text:style-name="T10"> is valid by inductive step after 1.022s. </text:span><text:line-break/><text:line-break/>- - <text:line-break/><text:span text:style-name="T14">P3</text:span><text:span text:style-name="T10">: </text:span><text:span text:style-name="T20">valid (at 15)</text:span><text:span text:style-name="T10"> </text:span><text:line-break/><text:span text:style-name="T14">P2</text:span><text:span text:style-name="T10">: </text:span><text:span text:style-name="T20">valid (at 10)</text:span><text:span text:style-name="T10"> </text:span><text:line-break/><text:span text:style-name="T14">P1</text:span><text:span text:style-name="T10">: </text:span><text:span text:style-name="T20">valid (at 10)</text:span><text:span text:style-name="T10"> </text:span><text:line-break/><text:span text:style-name="T14">Ok, all variables are positive </text:span><text:span text:style-name="T10">: </text:span><text:span text:style-name="T20">valid (at 1)</text:span><text:line-break/></text:p>
            <text:p text:style-name="P7"/>
            <text:p text:style-name="P7">*<text:span text:style-name="T6">di</text:span>=1-&gt; if ( pre n=20) then 0 else (pre n +1);</text:p>
            <text:p text:style-name="P7">e1_P=n;</text:p>
            <text:p text:style-name="P7"/>
            <text:p text:style-name="P13"><text:s/></text:p>
          </table:table-cell>
          <table:table-cell table:style-name="Tableau1.F2" office:value-type="string">
            <text:p text:style-name="P14"/>
          </table:table-cell>
        </table:table-row>
        <table:table-row>
          <table:table-cell table:style-name="Tableau1.A2" table:number-rows-spanned="2" office:value-type="string">
            <text:p text:style-name="Table_20_Contents"/>
            <text:p text:style-name="P19">TDMA_5_3_forKind2.xml</text:p>
          </table:table-cell>
          <table:table-cell table:style-name="Tableau1.A2" table:number-rows-spanned="2" office:value-type="string">
            <text:p text:style-name="Table_20_Contents"/>
          </table:table-cell>
          <table:table-cell table:style-name="Tableau1.A2" table:number-columns-spanned="3" office:value-type="string">
            <text:p text:style-name="P19">copieTDMA_5_3_forKind2_allCycles_integer.lus</text:p>
          </table:table-cell>
          <table:covered-table-cell/>
          <table:covered-table-cell/>
          <table:table-cell table:style-name="Tableau1.F2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9">P=<text:span text:style-name="T4">5</text:span> , I=<text:span text:style-name="T7">3, </text:span><text:s/>N=<text:span text:style-name="T4">5</text:span> <text:s/></text:p>
            <text:p text:style-name="P7">di=cst <text:s/><text:span text:style-name="T8">de 1 à 20</text:span></text:p>
            <text:p text:style-name="P7"/>
            <text:p text:style-name="P28">di=2 ;</text:p>
            <text:p text:style-name="P25"><text:span text:style-name="T19">Success</text:span><text:span text:style-name="T11">&gt;</text:span><text:span text:style-name="T10"> Property </text:span><text:span text:style-name="T14">Ok, all variables are positive </text:span><text:span text:style-name="T10"> is valid by inductive step after 0.336s. </text:span><text:line-break/><text:line-break/><text:span text:style-name="T11">&lt;</text:span><text:span text:style-name="T19">Success</text:span><text:span text:style-name="T11">&gt;</text:span><text:span text:style-name="T10"> </text:span><text:soft-page-break/><text:span text:style-name="T10">Property </text:span><text:span text:style-name="T14">P2</text:span><text:span text:style-name="T10"> is valid by inductive step after 1.411s. </text:span><text:line-break/><text:line-break/><text:span text:style-name="T11">&lt;</text:span><text:span text:style-name="T19">Success</text:span><text:span text:style-name="T11">&gt;</text:span><text:span text:style-name="T10"> Property </text:span><text:span text:style-name="T14">P1</text:span><text:span text:style-name="T10"> is valid by inductive step after 1.411s. </text:span><text:line-break/><text:line-break/><text:span text:style-name="T11">&lt;</text:span><text:span text:style-name="T19">Success</text:span><text:span text:style-name="T11">&gt;</text:span><text:span text:style-name="T10"> Property </text:span><text:span text:style-name="T14">P3</text:span><text:span text:style-name="T10"> is valid by inductive step after 4.063s. </text:span><text:line-break/><text:line-break/>- -- <text:line-break/><text:span text:style-name="T14">P3</text:span><text:span text:style-name="T10">: </text:span><text:span text:style-name="T20">valid (at 22)</text:span><text:span text:style-name="T10"> </text:span><text:line-break/><text:span text:style-name="T14">P2</text:span><text:span text:style-name="T10">: </text:span><text:span text:style-name="T20">valid (at 15)</text:span><text:span text:style-name="T10"> </text:span><text:line-break/><text:span text:style-name="T14">P1</text:span><text:span text:style-name="T10">: </text:span><text:span text:style-name="T20">valid (at 15)</text:span><text:span text:style-name="T10"> </text:span><text:line-break/><text:span text:style-name="T14">Ok, all variables are positive </text:span><text:span text:style-name="T10">: </text:span><text:span text:style-name="T20">valid (at 1)</text:span><text:line-break/></text:p>
            <text:p text:style-name="P28"/>
            <text:p text:style-name="P19">pour di= 20 : </text:p>
            <text:p text:style-name="P21"><text:span text:style-name="T11">&lt;</text:span><text:span text:style-name="T19">Success</text:span><text:span text:style-name="T11">&gt;</text:span><text:span text:style-name="T10"> Property </text:span><text:span text:style-name="T14">Ok, all variables are positive </text:span><text:span text:style-name="T10"> is valid by inductive step after 0.335s. </text:span><text:line-break/><text:line-break/><text:soft-page-break/><text:span text:style-name="T11">&lt;</text:span><text:span text:style-name="T19">Success</text:span><text:span text:style-name="T11">&gt;</text:span><text:span text:style-name="T10"> Property </text:span><text:span text:style-name="T14">P2</text:span><text:span text:style-name="T10"> is valid by inductive step after 0.456s. </text:span><text:line-break/><text:line-break/><text:span text:style-name="T11">&lt;</text:span><text:span text:style-name="T19">Success</text:span><text:span text:style-name="T11">&gt;</text:span><text:span text:style-name="T10"> Property </text:span><text:span text:style-name="T14">P1</text:span><text:span text:style-name="T10"> is valid by inductive step after 1.006s. </text:span><text:line-break/><text:line-break/><text:span text:style-name="T11">&lt;</text:span><text:span text:style-name="T19">Success</text:span><text:span text:style-name="T11">&gt;</text:span><text:span text:style-name="T10"> Property </text:span><text:span text:style-name="T14">P3</text:span><text:span text:style-name="T10"> is valid by inductive step after 3.164s. </text:span><text:line-break/><text:line-break/>----- <text:line-break/><text:span text:style-name="T14">P3</text:span><text:span text:style-name="T10">: </text:span><text:span text:style-name="T20">valid (at 22)</text:span><text:span text:style-name="T10"> </text:span><text:line-break/><text:span text:style-name="T14">P2</text:span><text:span text:style-name="T10">: </text:span><text:span text:style-name="T20">valid (at 9)</text:span><text:span text:style-name="T10"> </text:span><text:line-break/><text:span text:style-name="T14">P1</text:span><text:span text:style-name="T10">: </text:span><text:span text:style-name="T20">valid (at 15)</text:span><text:span text:style-name="T10"> </text:span><text:line-break/><text:span text:style-name="T14">Ok, all variables are positive </text:span><text:span text:style-name="T10">: </text:span><text:span text:style-name="T20">valid (at 1)</text:span><text:line-break/><text:line-break/></text:p>
          </table:table-cell>
          <table:table-cell table:style-name="Tableau1.A2" office:value-type="string">
            <text:p text:style-name="P9">P=<text:span text:style-name="T4">5</text:span> , I=<text:span text:style-name="T7">3, </text:span><text:s/>N=<text:span text:style-name="T4">5</text:span> <text:s/></text:p>
            <text:p text:style-name="P8"><text:span text:style-name="T4">0&lt;=</text:span>di <text:span text:style-name="T4">&lt;=1</text:span></text:p>
            <text:p text:style-name="P8"/>
            <text:p text:style-name="P29"><text:s/></text:p>
            <text:p text:style-name="P11"><text:s/><text:bookmark-start text:name="__DdeLink__155_2061895022"/></text:p>
            <text:p text:style-name="P11"><text:s/></text:p>
            <text:p text:style-name="P15"><text:bookmark-end text:name="__DdeLink__155_2061895022"/></text:p>
            <text:p text:style-name="P15"/>
            <text:p text:style-name="P36"><text:span text:style-name="T11">&lt;</text:span><text:span text:style-name="T19">Success</text:span><text:span text:style-name="T11">&gt;</text:span><text:span text:style-name="T10"> Property </text:span><text:span text:style-name="T14">Ok, all variables are positive </text:span><text:span text:style-name="T10"> is valid by inductive step after </text:span><text:soft-page-break/><text:span text:style-name="T10">0.608s. </text:span><text:line-break/><text:line-break/><text:span text:style-name="T11">&lt;</text:span><text:span text:style-name="T19">Success</text:span><text:span text:style-name="T11">&gt;</text:span><text:span text:style-name="T10"> Property </text:span><text:span text:style-name="T14">P1</text:span><text:span text:style-name="T10"> is valid by inductive step after 2.153s. </text:span><text:line-break/><text:line-break/><text:span text:style-name="T11">&lt;</text:span><text:span text:style-name="T19">Success</text:span><text:span text:style-name="T11">&gt;</text:span><text:span text:style-name="T10"> Property </text:span><text:span text:style-name="T14">P2</text:span><text:span text:style-name="T10"> is valid by one state invariant generator (bool) after 26.942s.</text:span><text:line-break/></text:p>
            <text:p text:style-name="P37">phy3 :<text:span text:style-name="T13">1706</text:span></text:p>
            <text:p text:style-name="P15"/>
          </table:table-cell>
          <table:table-cell table:style-name="Tableau1.A2" office:value-type="string">
            <text:p text:style-name="P7">P=<text:span text:style-name="T4">5</text:span> , I=<text:span text:style-name="T4">2, </text:span><text:s/>N=<text:span text:style-name="T4">5</text:span> </text:p>
            <text:p text:style-name="P7">di*</text:p>
            <text:p text:style-name="P7"/>
            <text:p text:style-name="P26"><text:span text:style-name="T11">&lt;</text:span><text:span text:style-name="T19">Success</text:span><text:span text:style-name="T11">&gt;</text:span><text:span text:style-name="T10"> Property </text:span><text:span text:style-name="T14">Ok, all variables are positive </text:span><text:span text:style-name="T10"> is valid by bounded model checking after 0.183s. </text:span><text:line-break/><text:line-break/><text:span text:style-name="T11">&lt;</text:span><text:span text:style-name="T19">Success</text:span><text:span text:style-name="T11">&gt;</text:span><text:span text:style-name="T10"> Property </text:span><text:soft-page-break/><text:span text:style-name="T14">P1</text:span><text:span text:style-name="T10"> is valid by bounded model checking after 0.183s. </text:span><text:line-break/><text:line-break/><text:span text:style-name="T11">&lt;</text:span><text:span text:style-name="T19">Success</text:span><text:span text:style-name="T11">&gt;</text:span><text:span text:style-name="T10"> Property </text:span><text:span text:style-name="T14">P2</text:span><text:span text:style-name="T10"> is valid by bounded model checking after 0.183s. </text:span><text:line-break/><text:line-break/><text:span text:style-name="T11">&lt;</text:span><text:span text:style-name="T19">Success</text:span><text:span text:style-name="T11">&gt;</text:span><text:span text:style-name="T10"> Property </text:span><text:span text:style-name="T14">P3</text:span><text:span text:style-name="T10"> is valid by bounded model checking after 0.183s. </text:span><text:line-break/><text:line-break/>----------<text:span text:style-name="T14">P3</text:span><text:span text:style-name="T10">: </text:span><text:span text:style-name="T20">valid (at 1)</text:span><text:span text:style-name="T10"> </text:span><text:line-break/><text:span text:style-name="T14">P2</text:span><text:span text:style-name="T10">: </text:span><text:span text:style-name="T20">valid (at 1)</text:span><text:span text:style-name="T10"> </text:span><text:line-break/><text:span text:style-name="T14">P1</text:span><text:span text:style-name="T10">: </text:span><text:span text:style-name="T20">valid (at 1)</text:span><text:span text:style-name="T10"> </text:span><text:line-break/><text:span text:style-name="T14">Ok, all variables are positive </text:span><text:span text:style-name="T10">: </text:span><text:span text:style-name="T20">valid (at 1)</text:span><text:line-break/><text:line-break/></text:p>
            <text:p text:style-name="P17"><text:s/></text:p>
          </table:table-cell>
          <table:table-cell table:style-name="Tableau1.F2" office:value-type="string">
            <text:p text:style-name="P7"/>
            <text:p text:style-name="P7"/>
          </table:table-cell>
        </table:table-row>
      </table:table>
      <text:p text:style-name="P30"/>
      <text:p text:style-name="P31"/>
      <text:p text:style-name="P31"/>
      <text:p text:style-name="P32">Code lustre 1 : <text:s/>utlisation d’un input cyclique</text:p>
      <text:p text:style-name="P31">node top (_: int) returns (e3, e4, e1, e2, AnbrFired, A1nbrFired: int);</text:p>
      <text:p text:style-name="P31"/>
      <text:p text:style-name="P31">-------------- Les variables -------------- </text:p>
      <text:p text:style-name="P31"/>
      <text:p text:style-name="P31">var</text:p>
      <text:p text:style-name="P31"/>
      <text:p text:style-name="P31">e3_C, e3_P: int; </text:p>
      <text:p text:style-name="P31">e4_C, e4_P: int; </text:p>
      <text:p text:style-name="P31"><text:soft-page-break/>e1_C : int;</text:p>
      <text:p text:style-name="P31">e2_P : int;</text:p>
      <text:p text:style-name="P31">e1_P : int;</text:p>
      <text:p text:style-name="P31">n :int;</text:p>
      <text:p text:style-name="P31"/>
      <text:p text:style-name="P31">Sx, Sy, Te1: int; </text:p>
      <text:p text:style-name="P31"/>
      <text:p text:style-name="P31">let</text:p>
      <text:p text:style-name="P31"/>
      <text:p text:style-name="P31"/>
      <text:p text:style-name="P31">e1= e1_I -&gt; pre ( e1-e1_C+ e1_P);</text:p>
      <text:p text:style-name="P31">Te1= 0-&gt;pre (Te1 +e1_P);</text:p>
      <text:p text:style-name="P31">e2 = e2_I -&gt; pre (e2+ e2_P);</text:p>
      <text:p text:style-name="P31">e3 = e3_I -&gt; pre <text:s/>( <text:s/>( e3-e3_C)+ e3_P);</text:p>
      <text:p text:style-name="P31">e4 = e4_I -&gt; pre <text:s/>( <text:s/>( e4-e4_C)+ e4_P);</text:p>
      <text:p text:style-name="P31">(e1_C, e3_C, e3_P, e4_P, AnbrFired) = A(e1, e3);</text:p>
      <text:p text:style-name="P31">(e4_C, e2_P, A1nbrFired) = A1(e4);</text:p>
      <text:p text:style-name="P31"/>
      <text:p text:style-name="P31">--a changer suivant la durée des acteurs</text:p>
      <text:p text:style-name="P31">Sx= 0-&gt; pre (0-&gt; pre (0-&gt; pre e2));</text:p>
      <text:p text:style-name="P31">Sy= 0-&gt; pre (0-&gt; pre (0-&gt; pre (0-&gt; pre (0-&gt; pre Te1))));</text:p>
      <text:p text:style-name="P31"/>
      <text:p text:style-name="P31">--***************l'input se fait soit avec assert soit sans assert</text:p>
      <text:p text:style-name="P31">--assert (e1_P &gt;=0 and e1_P &lt;=3);</text:p>
      <text:p text:style-name="P31"/>
      <text:p text:style-name="P31">n=1-&gt; if ( pre n=20) then 0 else (pre n +1);</text:p>
      <text:p text:style-name="P31">e1_P=n;</text:p>
      <text:p text:style-name="P31">--**************************</text:p>
      <text:p text:style-name="P31">--%MAIN;</text:p>
      <text:p text:style-name="P31"/>
      <text:p text:style-name="P31">--%PROPERTY <text:s/>"P1" <text:s/>(e2-Sx) &lt;=3;</text:p>
      <text:p text:style-name="P31">--%PROPERTY <text:s/>"P2" <text:s/>(e2&lt;=Sy);</text:p>
      <text:p text:style-name="P31">--%PROPERTY <text:s/>"P3" <text:s/>true-&gt; not (e2 = pre e2)=&gt; ((e2-Sx)=3 or (e2= Sy));</text:p>
      <text:p text:style-name="P32">tel;</text:p>
      <text:p text:style-name="P31"/>
      <text:p text:style-name="P31"/>
      <text:p text:style-name="P34"/>
      <text:p text:style-name="P32">code 2) : utilisation de Assert</text:p>
      <text:p text:style-name="P32"><text:bookmark-start text:name="__DdeLink__157_2061895022"/><text:s/>node top (e1_P: int) returns (e3, e4, e1, e2, AnbrFired, A1nbrFired: int);</text:p>
      <text:p text:style-name="P32"/>
      <text:p text:style-name="P32">-------------- Les variables -------------- </text:p>
      <text:p text:style-name="P32"/>
      <text:p text:style-name="P32">var</text:p>
      <text:p text:style-name="P32"/>
      <text:p text:style-name="P32">e3_C, e3_P: int; </text:p>
      <text:p text:style-name="P32">e4_C, e4_P: int; </text:p>
      <text:p text:style-name="P32">e1_C : int;</text:p>
      <text:p text:style-name="P32">e2_P : int;</text:p>
      <text:p text:style-name="P32">--e1_P : int;</text:p>
      <text:p text:style-name="P32">--n :int;</text:p>
      <text:p text:style-name="P32"/>
      <text:p text:style-name="P32">Sx, Sy, Te1: int; </text:p>
      <text:p text:style-name="P32"><text:soft-page-break/></text:p>
      <text:p text:style-name="P32">let</text:p>
      <text:p text:style-name="P32"/>
      <text:p text:style-name="P32"/>
      <text:p text:style-name="P32">e1= e1_I -&gt; pre ( e1-e1_C+ e1_P);</text:p>
      <text:p text:style-name="P32">Te1= 0-&gt;pre (Te1 +e1_P);</text:p>
      <text:p text:style-name="P32">e2 = e2_I -&gt; pre (e2+ e2_P);</text:p>
      <text:p text:style-name="P32">e3 = e3_I -&gt; pre <text:s/>( <text:s/>( e3-e3_C)+ e3_P);</text:p>
      <text:p text:style-name="P32">e4 = e4_I -&gt; pre <text:s/>( <text:s/>( e4-e4_C)+ e4_P);</text:p>
      <text:p text:style-name="P32">(e1_C, e3_C, e3_P, e4_P, AnbrFired) = A(e1, e3);</text:p>
      <text:p text:style-name="P32">(e4_C, e2_P, A1nbrFired) = A1(e4);</text:p>
      <text:p text:style-name="P32"/>
      <text:p text:style-name="P32">Sx= 0-&gt; pre (0-&gt; pre (0-&gt; pre e2));</text:p>
      <text:p text:style-name="P32">Sy= 0-&gt; pre (0-&gt; pre (0-&gt; pre (0-&gt; pre (0-&gt; pre Te1))));</text:p>
      <text:p text:style-name="P32"/>
      <text:p text:style-name="P32">--***************l'input se fait soit avec assert soit sans assert</text:p>
      <text:p text:style-name="P32">--assert (e1_P &gt;=0 and e1_P &lt;=3);</text:p>
      <text:p text:style-name="P32">assert (e1_P &gt;=0 and e1_P &lt;=3);</text:p>
      <text:p text:style-name="P32"/>
      <text:p text:style-name="P32">--n=1-&gt; if ( pre n=20) then 0 else (pre n +1);</text:p>
      <text:p text:style-name="P32">--e1_P=n;</text:p>
      <text:p text:style-name="P32">--**************************</text:p>
      <text:p text:style-name="P32">--%MAIN;</text:p>
      <text:p text:style-name="P32"/>
      <text:p text:style-name="P32">---%PROPERTY <text:s/>"P1" <text:s/>(e2-Sx) &lt;=3;</text:p>
      <text:p text:style-name="P32">--%PROPERTY <text:s/>"P2" <text:s/>(e2&lt;=Sy);</text:p>
      <text:p text:style-name="P32">---%PROPERTY <text:s/>"P3" <text:s/>true-&gt; not (e2 = pre e2)=&gt; ((e2-Sx)=3 or (e2= Sy));</text:p>
      <text:p text:style-name="P32"/>
      <text:p text:style-name="P32"/>
      <text:p text:style-name="P32">tel;<text:bookmark-end text:name="__DdeLink__157_20618950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1:55:33.823214369</meta:creation-date>
    <dc:date>2020-06-02T12:42:05.858510365</dc:date>
    <meta:editing-duration>PT7H53M1S</meta:editing-duration>
    <meta:editing-cycles>24</meta:editing-cycles>
    <meta:generator>LibreOffice/5.1.6.2$Linux_X86_64 LibreOffice_project/10m0$Build-2</meta:generator>
    <meta:document-statistic meta:table-count="1" meta:image-count="0" meta:object-count="0" meta:page-count="6" meta:paragraph-count="109" meta:word-count="895" meta:character-count="5174" meta:non-whitespace-character-count="4256"/>
  </office:meta>
</office:document-meta>
</file>